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84000001A2D086C95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372cm" svg:height="14.521cm" svg:x="2.52cm" svg:y="0.762cm">
          <draw:image xlink:href="Pictures/1000000000000284000001A2D086C9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6:53:07.17</meta:creation-date>
    <dc:date>2016-01-05T13:27:29.795000000</dc:date>
    <meta:editing-duration>PT1H20M2S</meta:editing-duration>
    <meta:editing-cycles>5</meta:editing-cycles>
    <meta:generator>LibreOffice/4.4.2.2$Windows_x86 LibreOffice_project/c4c7d32d0d49397cad38d62472b0bc8acff48dd6</meta:generator>
    <meta:document-statistic meta:object-count="24"/>
  </office:meta>
</office:document-meta>
</file>